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Unifont" svg:font-family="Unifont" style:font-family-generic="system" style:font-pitch="variable"/>
  </office:font-face-decls>
  <office:automatic-styles>
    <style:style style:name="P1" style:family="paragraph" style:parent-style-name="Footnote">
      <style:text-properties style:font-name="Times New Roman" fo:font-size="10pt" style:font-size-asian="8.75pt" style:font-size-complex="10pt"/>
    </style:style>
    <style:style style:name="P2" style:family="paragraph" style:parent-style-name="Contents_20_1">
      <style:paragraph-properties>
        <style:tab-stops>
          <style:tab-stop style:position="5.7681in" style:type="right" style:leader-style="dotted" style:leader-text="."/>
        </style:tab-stops>
      </style:paragraph-properties>
    </style:style>
    <style:style style:name="P3" style:family="paragraph" style:parent-style-name="Contents_20_Heading">
      <style:text-properties style:font-name="Nimbus Roman"/>
    </style:style>
    <style:style style:name="P4" style:family="paragraph" style:parent-style-name="Footnote">
      <style:text-properties style:font-name="Nimbus Roman" fo:font-size="11pt" style:font-size-asian="11pt" style:font-size-complex="11pt"/>
    </style:style>
    <style:style style:name="P5" style:family="paragraph" style:parent-style-name="Text_20_body">
      <style:paragraph-properties fo:line-height="150%" fo:text-align="start" style:justify-single-word="false"/>
      <style:text-properties style:font-name="Nimbus Roman" fo:font-size="12pt" officeooo:paragraph-rsid="0007e89b" style:font-size-asian="12pt" style:font-size-complex="12pt"/>
    </style:style>
    <style:style style:name="P6" style:family="paragraph" style:parent-style-name="Text_20_body">
      <style:paragraph-properties fo:line-height="150%"/>
      <style:text-properties style:font-name="Nimbus Roman" fo:font-size="12pt" officeooo:rsid="00041689" officeooo:paragraph-rsid="00041689" style:font-size-asian="10.5pt" style:font-size-complex="12pt"/>
    </style:style>
    <style:style style:name="P7" style:family="paragraph" style:parent-style-name="Title">
      <style:paragraph-properties fo:line-height="150%"/>
      <style:text-properties style:font-name="Nimbus Roman" fo:font-size="12pt" officeooo:rsid="00041689" officeooo:paragraph-rsid="00041689" style:font-size-asian="10.5pt" style:font-size-complex="12pt"/>
    </style:style>
    <style:style style:name="P8" style:family="paragraph" style:parent-style-name="Text_20_body">
      <style:paragraph-properties fo:line-height="150%" fo:text-align="center" style:justify-single-word="false"/>
      <style:text-properties style:font-name="Nimbus Roman" fo:font-size="12pt" officeooo:rsid="00041689" officeooo:paragraph-rsid="00041689" style:font-size-asian="10.5pt" style:font-size-complex="12pt"/>
    </style:style>
    <style:style style:name="P9" style:family="paragraph" style:parent-style-name="Text_20_body">
      <style:paragraph-properties fo:line-height="150%" fo:text-align="center" style:justify-single-word="false" fo:break-before="page"/>
      <style:text-properties style:font-name="Nimbus Roman" fo:font-size="12pt" officeooo:rsid="00041689" officeooo:paragraph-rsid="00041689" style:font-size-asian="10.5pt" style:font-size-complex="12pt"/>
    </style:style>
    <style:style style:name="P10" style:family="paragraph" style:parent-style-name="Text_20_body">
      <style:paragraph-properties fo:line-height="150%" fo:text-align="end" style:justify-single-word="false"/>
      <style:text-properties style:font-name="Nimbus Roman" fo:font-size="12pt" officeooo:rsid="00040552" officeooo:paragraph-rsid="0007e89b" style:font-size-asian="10.5pt" style:font-size-complex="12pt"/>
    </style:style>
    <style:style style:name="P11" style:family="paragraph" style:parent-style-name="Text_20_body">
      <style:paragraph-properties fo:line-height="150%" fo:text-align="start" style:justify-single-word="false"/>
      <style:text-properties style:font-name="Nimbus Roman" officeooo:paragraph-rsid="0009b0e6"/>
    </style:style>
    <style:style style:name="P12" style:family="paragraph" style:parent-style-name="Text_20_body">
      <style:paragraph-properties fo:line-height="150%" fo:text-align="start" style:justify-single-word="false"/>
      <style:text-properties style:font-name="Nimbus Roman" officeooo:paragraph-rsid="0007e89b"/>
    </style:style>
    <style:style style:name="P13" style:family="paragraph" style:parent-style-name="Text_20_body">
      <style:paragraph-properties fo:line-height="150%" fo:text-align="start" style:justify-single-word="false"/>
      <style:text-properties style:font-name="Nimbus Roman"/>
    </style:style>
    <style:style style:name="P14" style:family="paragraph" style:parent-style-name="Text_20_body">
      <style:paragraph-properties fo:line-height="150%" fo:text-align="start" style:justify-single-word="false"/>
      <style:text-properties style:font-name="Nimbus Roman" officeooo:paragraph-rsid="000a7533"/>
    </style:style>
    <style:style style:name="P15" style:family="paragraph" style:parent-style-name="Contents_20_1">
      <style:paragraph-properties>
        <style:tab-stops>
          <style:tab-stop style:position="5.7681in" style:type="right" style:leader-style="dotted" style:leader-text="."/>
        </style:tab-stops>
      </style:paragraph-properties>
    </style:style>
    <style:style style:name="P16" style:family="paragraph" style:parent-style-name="Heading_20_1">
      <style:paragraph-properties fo:line-height="150%" fo:text-align="center" style:justify-single-word="false"/>
      <style:text-properties style:font-name="Nimbus Roman" fo:font-size="12pt" officeooo:paragraph-rsid="00041689" style:font-size-asian="12pt" style:font-size-complex="12pt"/>
    </style:style>
    <style:style style:name="P17" style:family="paragraph" style:parent-style-name="Heading_20_1">
      <style:paragraph-properties fo:line-height="150%" fo:text-align="center" style:justify-single-word="false"/>
      <style:text-properties style:font-name="Nimbus Roman" fo:font-size="12pt" style:font-size-asian="12pt" style:font-size-complex="12pt"/>
    </style:style>
    <style:style style:name="P18" style:family="paragraph" style:parent-style-name="Heading_20_1">
      <style:paragraph-properties fo:line-height="150%" fo:text-align="center" style:justify-single-word="false" fo:break-before="page"/>
      <style:text-properties style:font-name="Nimbus Roman" fo:font-size="12pt" officeooo:rsid="00041689" officeooo:paragraph-rsid="00041689" style:font-size-asian="12pt" style:font-size-complex="12pt"/>
    </style:style>
    <style:style style:name="P19" style:family="paragraph" style:parent-style-name="Heading_20_1">
      <style:paragraph-properties fo:line-height="150%" fo:text-align="center" style:justify-single-word="false"/>
      <style:text-properties style:font-name="Nimbus Roman" fo:font-size="12pt" officeooo:rsid="0007e89b" officeooo:paragraph-rsid="0007e89b" style:font-size-asian="12pt" style:font-size-complex="12pt"/>
    </style:style>
    <style:style style:name="P20" style:family="paragraph" style:parent-style-name="Heading_20_1">
      <style:paragraph-properties fo:line-height="150%" fo:text-align="center" style:justify-single-word="false"/>
      <style:text-properties style:font-name="Nimbus Roman" fo:font-size="12pt" officeooo:rsid="0007e89b" officeooo:paragraph-rsid="0009b0e6" style:font-size-asian="12pt" style:font-size-complex="12pt"/>
    </style:style>
    <style:style style:name="P21" style:family="paragraph" style:parent-style-name="Heading_20_1">
      <style:paragraph-properties fo:line-height="150%" fo:text-align="center" style:justify-single-word="false" fo:break-before="page"/>
      <style:text-properties style:font-name="Nimbus Roman" fo:font-size="12pt" officeooo:rsid="000f4b4d" officeooo:paragraph-rsid="000f4b4d" style:font-size-asian="12pt" style:font-size-complex="12pt"/>
    </style:style>
    <style:style style:name="P22" style:family="paragraph" style:parent-style-name="Heading_20_1" style:list-style-name="">
      <style:paragraph-properties fo:line-height="150%" fo:text-align="center" style:justify-single-word="false"/>
      <style:text-properties style:font-name="Nimbus Roman" fo:font-size="12pt" officeooo:rsid="000f4b4d" officeooo:paragraph-rsid="000f4b4d" style:font-size-asian="12pt" style:font-size-complex="12pt"/>
    </style:style>
    <style:style style:name="P23" style:family="paragraph" style:parent-style-name="Heading_20_1">
      <style:paragraph-properties fo:line-height="150%" fo:text-align="center" style:justify-single-word="false"/>
      <style:text-properties style:font-name="Nimbus Roman"/>
    </style:style>
    <style:style style:name="P24" style:family="paragraph" style:parent-style-name="Text_20_body">
      <style:paragraph-properties fo:line-height="150%" fo:text-align="center" style:justify-single-word="false"/>
      <style:text-properties style:font-name="Nimbus Roman" fo:font-size="12pt" officeooo:rsid="000e1100" officeooo:paragraph-rsid="000e1100" style:font-size-asian="10.5pt" style:font-size-complex="12pt"/>
    </style:style>
    <style:style style:name="P25" style:family="paragraph" style:parent-style-name="Text_20_body">
      <style:paragraph-properties fo:line-height="150%" fo:text-align="center" style:justify-single-word="false"/>
      <style:text-properties style:font-name="Nimbus Roman" fo:font-size="12pt" officeooo:paragraph-rsid="000e1100"/>
    </style:style>
    <style:style style:name="P26" style:family="paragraph" style:parent-style-name="Text_20_body">
      <style:paragraph-properties fo:line-height="150%" fo:text-align="start" style:justify-single-word="false"/>
      <style:text-properties style:font-name="Nimbus Roman" officeooo:paragraph-rsid="0009b0e6"/>
    </style:style>
    <style:style style:name="T1" style:family="text">
      <style:text-properties officeooo:rsid="00041689"/>
    </style:style>
    <style:style style:name="T2" style:family="text">
      <style:text-properties officeooo:rsid="0007e89b"/>
    </style:style>
    <style:style style:name="T3" style:family="text">
      <style:text-properties fo:font-size="11pt" style:font-size-asian="11pt" style:font-size-complex="11pt"/>
    </style:style>
    <style:style style:name="T4" style:family="text">
      <style:text-properties fo:font-size="11pt" officeooo:rsid="0007e89b" style:font-size-asian="11pt" style:font-size-complex="11pt"/>
    </style:style>
    <style:style style:name="T5" style:family="text">
      <style:text-properties officeooo:rsid="0009b0e6"/>
    </style:style>
    <style:style style:name="T6" style:family="text">
      <style:text-properties fo:font-style="italic" style:font-style-asian="italic" style:font-style-complex="italic"/>
    </style:style>
    <style:style style:name="T7" style:family="text">
      <style:text-properties fo:font-style="italic" officeooo:rsid="0007e89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officeooo:rsid="0007e89b" style:font-style-asian="italic" style:font-style-complex="italic"/>
    </style:style>
    <style:style style:name="T10" style:family="text">
      <style:text-properties style:font-name="Nimbus Roman"/>
    </style:style>
    <style:style style:name="T11" style:family="text">
      <style:text-properties officeooo:rsid="000cbea2"/>
    </style:style>
    <style:style style:name="T12" style:family="text">
      <style:text-properties officeooo:rsid="000e1100" style:font-size-asian="10.5pt" style:font-size-complex="12pt"/>
    </style:style>
    <style:style style:name="T13" style:family="text">
      <style:text-properties officeooo:rsid="000f4b4d"/>
    </style:style>
    <style:style style:name="T14" style:family="text">
      <style:text-properties fo:font-weight="bold" style:font-weight-asian="bold" style:font-weight-complex="bold"/>
    </style:style>
    <style:style style:name="T15" style:family="text">
      <style:text-properties fo:font-weight="bold" officeooo:rsid="000f4b4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ultivating Kalyana-mittata: Buddhist Cetasikas and Ethical AI”</text:p>
      <text:p text:style-name="P6"/>
      <text:p text:style-name="P8">by</text:p>
      <text:p text:style-name="P8"><text:span text:style-name="T5">Khun</text:span> Josh Adam Santos</text:p>
      <text:p text:style-name="P8"/>
      <text:p text:style-name="P8">Lecturer: Ven. Dr. <text:span text:style-name="T5">Aggacara</text:span></text:p>
      <text:p text:style-name="P8"/>
      <text:p text:style-name="P8">A reporting requirement of the Subject</text:p>
      <text:p text:style-name="P25"><text:span text:style-name="T12">Paramatthadhamma and Solasañana</text:span></text:p>
      <text:p text:style-name="P24">VK. 109</text:p>
      <text:p text:style-name="P8"/>
      <text:p text:style-name="P8"><text:s/><text:span text:style-name="T5">Distance Education </text:span>College</text:p>
      <text:p text:style-name="P8">Mahachulalongkornrajavidyalaya University</text:p>
      <text:p text:style-name="P8"/>
      <text:p text:style-name="P8">Ayutthaya, Thailand</text:p>
      <text:p text:style-name="P8">2<text:span text:style-name="T5">5</text:span>.0<text:span text:style-name="T5">2</text:span>.2<text:span text:style-name="T5">568</text:span></text:p>
      <text:p text:style-name="P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326_3615669226" text:style-name="Index_20_Link" text:visited-style-name="Index_20_Link">Introduction<text:tab/>3</text:a></text:p>
          <text:p text:style-name="P15"><text:a xlink:type="simple" xlink:href="#__RefHeading___Toc467_3615669226" text:style-name="Index_20_Link" text:visited-style-name="Index_20_Link">Akusala Cetasikas: Hindrances in AI Development and Society<text:tab/>4</text:a></text:p>
          <text:p text:style-name="P15"><text:a xlink:type="simple" xlink:href="#__RefHeading___Toc5615_3615669226" text:style-name="Index_20_Link" text:visited-style-name="Index_20_Link">Sobhana Cetasikas: Cultivating Ethical AI and Positive Social Change<text:tab/>5</text:a></text:p>
          <text:p text:style-name="P15"><text:a xlink:type="simple" xlink:href="#__RefHeading___Toc5615_3615669226%20Copy%201" text:style-name="Index_20_Link" text:visited-style-name="Index_20_Link">Citta, Cetasika, Rupa, and the Significance of Saupadisesa-Nibbana<text:tab/>6</text:a></text:p>
          <text:p text:style-name="P15"><text:a xlink:type="simple" xlink:href="#__RefHeading___Toc5615_3615669226%20Copy%201%20Copy%201" text:style-name="Index_20_Link" text:visited-style-name="Index_20_Link">Conclusion<text:tab/>7</text:a></text:p>
          <text:p text:style-name="P15"><text:a xlink:type="simple" xlink:href="#__RefHeading___Toc5615_3615669226%20Copy%201%20Copy%201%20Copy%201" text:style-name="Index_20_Link" text:visited-style-name="Index_20_Link">Assignment Response (Opinion)<text:tab/>8</text:a></text:p>
        </text:index-body>
      </text:table-of-content>
      <text:h text:style-name="P16" text:outline-level="1" text:is-list-header="true"/>
      <text:h text:style-name="P18" text:outline-level="1"><text:bookmark-start text:name="__RefHeading___Toc326_3615669226"/>Introduction<text:bookmark-end text:name="__RefHeading___Toc326_3615669226"/></text:h>
      <text:p text:style-name="P10">Mr. Joshua Adam Santos</text:p>
      <text:p text:style-name="P10"><text:span text:style-name="T5">Distance Education </text:span><text:span text:style-name="T1">Learner</text:span>.</text:p>
      <text:p text:style-name="P14">The rapid advancement of artificial intelligence (AI) presents both unprecedented opportunities and significant ethical challenges. As AI systems become increasingly integrated into various aspects of human life, it is crucial to ensure their development and deployment align with human values and promote well-being.</text:p>
      <text:p text:style-name="P14">In this context, the intersection of Buddhist philosophy and AI ethics offers valuable insights for navigating the complexities of this emerging technological landscape. This essay explores the significance of Buddhist mental factors, or <text:span text:style-name="T8">cetasikas</text:span>, in shaping the ethical development and societal impact of AI, particularly within the framework of the "Kalyana-<text:span text:style-name="T11">M</text:span>ittata" project at MCU.</text:p>
      <text:p text:style-name="P11">This project, an open-source initiative at Mahachulalongkornrajavidyalaya University (MCU), aims to create an AI chatbot embodying the qualities of a "Good Friend," promoting mindfulness and positive social change.<text:note text:id="ftn1" text:note-class="footnote"><text:note-citation>1</text:note-citation><text:note-body><text:p text:style-name="P4">yoursw. (2023). Kalyana-mittata: A "Good Friend" AI Chatbot. Retrieved from https://github.com/yoursw/kalyana-mittata</text:p></text:note-body></text:note> Specifically, this essay analyzes the detrimental influence of <text:span text:style-name="T6">akusala cetasikas</text:span> (unwholesome mental factors) and the beneficial role of <text:span text:style-name="T6">sobhana cetasikas </text:span>(beautiful mental factors) in the context of AI. Furthermore, it examines the core Buddhist concepts of <text:span text:style-name="T6">Citta</text:span> (consciousness), <text:span text:style-name="T6">Cetasika</text:span> (mental factors), <text:span text:style-name="T6">Rupa</text:span> (form), and <text:span text:style-name="T6">Nibbana</text:span> (liberation), with a particular emphasis on the relevance of <text:span text:style-name="T6">Saupadisesa-Nibbana</text:span> (Nibbana with residue) to the <text:span text:style-name="T6">Kalyana-mittata </text:span>project.</text:p>
      <text:p text:style-name="P12">To enhance the clarity and structure of this report, I utilized <text:span text:style-name="T2">an AI tool (LLM) </text:span><text:span text:style-name="T13">called </text:span><text:span text:style-name="T2">Google Gemini</text:span>.<text:span text:style-name="T2"><text:note text:id="ftn2" text:note-class="footnote"><text:note-citation>2</text:note-citation><text:note-body><text:p text:style-name="P1"><text:span text:style-name="T4">Google Gemini</text:span><text:span text:style-name="T3">. </text:span><text:span text:style-name="T4">Accessed August 28, 2024 from </text:span><text:a xlink:type="simple" xlink:href="https://gemini.google.com/" text:style-name="Internet_20_link" text:visited-style-name="Visited_20_Internet_20_Link"><text:span text:style-name="T4">https://gemini.google.com</text:span></text:a></text:p></text:note-body></text:note></text:span> <text:span text:style-name="T2">This</text:span> tool helped me organize my thoughts, improve sentence flow, and strengthen the overall coherence of the content.</text:p>
      <text:h text:style-name="P23" text:outline-level="1"><text:soft-page-break/></text:h>
      <text:h text:style-name="P17" text:outline-level="1"><text:bookmark-start text:name="__RefHeading___Toc467_3615669226"/>Akusala Cetasikas: Hindrances in AI Development and Society<text:bookmark-end text:name="__RefHeading___Toc467_3615669226"/></text:h>
      <text:p text:style-name="P13"><text:span text:style-name="T6">Akusala cetasikas</text:span>, or unwholesome mental factors, represent mental states that are rooted in delusion and lead to suffering. These mental factors, such as <text:span text:style-name="T6">dosa</text:span> (hatred/aversion), <text:span text:style-name="T6">lobha</text:span> (greed/attachment), <text:span text:style-name="T6">moha</text:span> (delusion/ignorance), and <text:span text:style-name="T6">mana</text:span> (conceit/pride), can significantly hinder the ethical development and deployment of AI systems. <text:span text:style-name="T6">Dosa</text:span>, for instance, can manifest in AI algorithms as biases that perpetuate discrimination and social inequalities.<text:note text:id="ftn3" text:note-class="footnote"><text:note-citation>3</text:note-citation><text:note-body><text:p text:style-name="P4">O'Neil, Cathy. Weapons of Math Destruction: How Big Data Increases Inequality and Threatens Democracy. Crown Publishing Group, 2016.</text:p></text:note-body></text:note> The development of AI technology designed to assist in law enforcement or judicial processes could, if driven by <text:span text:style-name="T6">dosa</text:span>, lead to discriminatory outcomes and the reinforcement of existing societal biases. <text:s/><text:span text:style-name="T6">Lobha</text:span> can drive the development of AI technologies solely for profit maximization, disregarding potential societal harms and ethical considerations. The collection and use of personal data for targeted advertising, for example, may be driven by <text:span text:style-name="T6">lobha</text:span>, potentially leading to privacy violations and the manipulation of consumer behavior. <text:span text:style-name="T6">Moha</text:span> can lead to a blind faith in the capabilities of AI, overlooking its limitations and potential risks. Overreliance on AI for decision-making in critical domains like healthcare or autonomous driving, without acknowledging the potential for errors or biases, reflects the influence of <text:span text:style-name="T6">moha</text:span>. <text:span text:style-name="T6">Mana</text:span> can foster overconfidence among AI developers, leading to a neglect of crucial safety and ethical protocols. The unchecked development of autonomous weapons systems, driven by a belief in technological superiority and a lack of humility, exemplifies the dangers of <text:span text:style-name="T6">mana</text:span> in the AI field. These <text:span text:style-name="T6">akusala cetasikas</text:span> highlight the importance of cultivating ethical awareness and mindfulness in the AI development process to mitigate their negative influence and ensure the responsible creation and implementation of AI technologies.</text:p>
      <text:h text:style-name="P23" text:outline-level="1" text:is-list-header="true"><text:soft-page-break/></text:h>
      <text:h text:style-name="P17" text:outline-level="1"><text:bookmark-start text:name="__RefHeading___Toc5615_3615669226"/>Sobhana Cetasikas: Cultivating Ethical AI and Positive Social Change<text:bookmark-end text:name="__RefHeading___Toc5615_3615669226"/></text:h>
      <text:p text:style-name="P5"><text:span text:style-name="T2">In contrast to </text:span><text:span text:style-name="T7">akusala cetasikas</text:span><text:span text:style-name="T2">, </text:span><text:span text:style-name="T7">sobhana cetasikas</text:span><text:span text:style-name="T2">, or beautiful mental factors, are rooted in wisdom and compassion, contributing to well-being and ethical conduct. These mental factors, such as </text:span><text:span text:style-name="T7">alobha</text:span><text:span text:style-name="T2"> (non-greed/generosity), </text:span><text:span text:style-name="T7">adosa</text:span><text:span text:style-name="T2"> (non-hatred/loving-kindness), </text:span><text:span text:style-name="T7">amoha</text:span><text:span text:style-name="T2"> (non-delusion/wisdom), and </text:span><text:span text:style-name="T7">hiri</text:span><text:span text:style-name="T2"> (moral shame/conscience), can play a crucial role in promoting the development of ethical AI and fostering positive social change. </text:span><text:span text:style-name="T7">Alobha</text:span><text:span text:style-name="T2"> encourages the development of AI technologies that benefit all beings, promoting inclusivity and equitable access. The creation of open-source AI tools and platforms, for example, reflects the spirit of </text:span><text:span text:style-name="T7">alobha</text:span><text:span text:style-name="T2"> by enabling wider access to and participation in the development of AI technologies. </text:span><text:span text:style-name="T7">Adosa</text:span><text:span text:style-name="T2"> fosters the creation of AI systems that are compassionate and empathetic, contributing to harmonious human-computer interactions. AI companions for the elderly or individuals with disabilities, designed with </text:span><text:span text:style-name="T7">adosa</text:span><text:span text:style-name="T2"> in mind, can provide emotional support and companionship, enhancing well-being and reducing social isolation. </text:span><text:span text:style-name="T9">Amoha</text:span><text:span text:style-name="T2"> promotes the development of AI that is grounded in wisdom and understanding, avoiding the pitfalls of bias and delusion. AI systems designed for education or scientific research, guided by </text:span><text:span text:style-name="T7">amoha</text:span><text:span text:style-name="T2">, can contribute to knowledge generation and informed decision-making. </text:span><text:span text:style-name="T7">Hiri</text:span><text:span text:style-name="T2"> guides the ethical design and implementation of AI, ensuring that it aligns with human values and promotes responsible innovation. The development of AI with robust safety protocols and ethical guidelines, driven by </text:span><text:span text:style-name="T7">hiri</text:span><text:span text:style-name="T2">, can help prevent unintended consequences and ensure the responsible use of AI. By cultivating these </text:span><text:span text:style-name="T7">sobhana cetasikas </text:span><text:span text:style-name="T2">in the AI development process, we can create AI systems that contribute to a more just, compassionate, and sustainable world.</text:span><text:span text:style-name="T2"><text:note text:id="ftn4" text:note-class="footnote"><text:note-citation>4</text:note-citation><text:note-body><text:p text:style-name="P4">Bodhi, Bhikkhu. Comprehensive Manual of Abhidhamma. Buddhist Publication Society, 2000.</text:p></text:note-body></text:note></text:span></text:p>
      <text:h text:style-name="P19" text:outline-level="1" text:is-list-header="true"><text:soft-page-break/></text:h>
      <text:h text:style-name="P19" text:outline-level="1"><text:bookmark-start text:name="__RefHeading___Toc5615_3615669226 Copy 1"/>Citta, Cetasika, Rupa, and the Significance of Saupadisesa-Nibbana<text:bookmark-end text:name="__RefHeading___Toc5615_3615669226 Copy 1"/></text:h>
      <text:p text:style-name="P12">To fully appreciate the relevance of Buddhist ethics in AI development, it is essential to understand the core Buddhist concepts of <text:span text:style-name="T6">Citta</text:span>, <text:span text:style-name="T6">Cetasika</text:span>, <text:span text:style-name="T6">Rupa</text:span>, and <text:span text:style-name="T6">Nibbana</text:span>. <text:span text:style-name="T6">Citta</text:span> refers to consciousness, the fundamental awareness that experiences the world. <text:span text:style-name="T6">Cetasikas</text:span> are mental factors that arise in conjunction with consciousness, shaping our perceptions, emotions, and actions. <text:span text:style-name="T6">Rupa</text:span> encompasses all physical phenomena, including the material world and the human body. <text:span text:style-name="T6">Nibbana</text:span> represents the ultimate goal of Buddhist practice, the cessation of suffering and liberation from the cycle of birth and death.<text:note text:id="ftn5" text:note-class="footnote"><text:note-citation>5</text:note-citation><text:note-body><text:p text:style-name="P4">Harvey, Peter. An Introduction to Buddhism: Teachings, History and Practices. Cambridge University Press, 1990.</text:p></text:note-body></text:note></text:p>
      <text:p text:style-name="P12"/>
      <text:p text:style-name="P12">Within the context of the Kalyana-mittata project, the concept of <text:span text:style-name="T6">Saupadisesa-Nibbana,</text:span> or <text:span text:style-name="T6">Nibbana</text:span> with residue, holds particular significance. <text:span text:style-name="T6">Saupadisesa-Nibbana</text:span> refers to the state of enlightenment attained by an individual while still alive, where the defilements have been eradicated, but the physical body and mental faculties remain. This state exemplifies the possibility of embodying wisdom and compassion while actively engaging in the world, contributing to the well-being of others. The Kalyana-mittata chatbot, as a "Good Friend," aims to embody this ideal by providing support, guidance, and companionship based on Buddhist principles. By drawing inspiration from the concept of <text:span text:style-name="T6">Saupadisesa-Nibbana</text:span>, the project seeks to create an AI system that not only promotes individual well-being but also contributes to a more compassionate and harmonious society. The emphasis on <text:span text:style-name="T6">Saupadisesa-Nibbana </text:span>aligns with the project's focus on practical application and engagement with the world, demonstrating the potential for AI to be a force for positive change in the present.<text:note text:id="ftn6" text:note-class="footnote"><text:note-citation>6</text:note-citation><text:note-body><text:p text:style-name="P4">Wallace, B. Alan. The Attention Revolution: Unlocking the Power of the Focused Mind. Wisdom Publications, 2006.</text:p></text:note-body></text:note></text:p>
      <text:p text:style-name="P13"/>
      <text:h text:style-name="P20" text:outline-level="1"><text:bookmark-start text:name="__RefHeading___Toc5615_3615669226 Copy 1 Copy 1"/><text:soft-page-break/>Conclusion<text:bookmark-end text:name="__RefHeading___Toc5615_3615669226 Copy 1 Copy 1"/></text:h>
      <text:p text:style-name="P11">The integration of Buddhist <text:span text:style-name="T6">cetasikas</text:span> and ethical principles in AI development is crucial for ensuring that AI technologies serve humanity and contribute to a more just and compassionate world. By mitigating the influence of<text:span text:style-name="T6"> akusala cetasikas</text:span> and cultivating<text:span text:style-name="T6"> sobhana cetasikas</text:span>, we can guide the development of AI systems that are aligned with human values and promote well-being. The <text:span text:style-name="T6">Kalyana-mittata</text:span> project exemplifies this approach by drawing inspiration from Buddhist concepts such as <text:span text:style-name="T6">Saupadisesa-Nibbana </text:span>to create an AI chatbot that embodies the qualities of a "Good Friend." As AI continues to evolve and become increasingly integrated into our lives, it is imperative to prioritize ethical considerations and ensure that AI development is guided by wisdom, compassion, and a deep understanding of the human mind. By embracing the insights of Buddhist philosophy, we can harness the transformative potential of AI for the betterment of humanity and the flourishing of all beings.</text:p>
      <text:p text:style-name="P11"/>
      <text:h text:style-name="P22" text:outline-level="1"/>
      <text:h text:style-name="P21" text:outline-level="1"><text:bookmark-start text:name="__RefHeading___Toc5615_3615669226 Copy 1 Copy 1 Copy 1"/>Assignment Response (Opinion)<text:bookmark-end text:name="__RefHeading___Toc5615_3615669226 Copy 1 Copy 1 Copy 1"/></text:h>
      <text:p text:style-name="P11"><text:span text:style-name="T13">1. </text:span><text:span text:style-name="T14">Akusala Cetasikas Posing the Greatest Danger in Society</text:span></text:p>
      <text:p text:style-name="P11"><text:span text:style-name="T13"><text:tab/>a. </text:span>Moha (Delusion): Moha, or delusion, is arguably the most dangerous akusala cetasika as it clouds judgment and leads to poor decisions with potentially harmful consequences. <text:s/>Moha can manifest as a lack of awareness, understanding, or critical thinking, making individuals susceptible to manipulation or propaganda. <text:s/>In the context of AI, moha can lead to blind faith in technology, neglecting its limitations and potential risks.</text:p>
      <text:p text:style-name="P11"/>
      <text:p text:style-name="P11"><text:span text:style-name="T13"><text:tab/>b. </text:span>Dosa (Hatred): Dosa, or hatred, can lead to discriminatory practices, violence, and conflict. <text:s/>In AI, dosa can manifest as biases in algorithms, perpetuating social inequalities and causing harm to marginalized groups.</text:p>
      <text:p text:style-name="P11"/>
      <text:p text:style-name="P11"><text:span text:style-name="T13"><text:tab/>c. </text:span>Lobha (Greed): Lobha, or greed, can drive unethical behaviors in the pursuit of wealth, power, or possessions. <text:s/>In AI development, lobha can prioritize profit maximization over ethical considerations and societal well-being. <text:s/>This can lead to the development of AI systems that exploit users, violate privacy, or manipulate behavior for financial gain.</text:p>
      <text:p text:style-name="P11"/>
      <text:p text:style-name="P11"><text:span text:style-name="T13">2. </text:span><text:span text:style-name="T14">Most Important or Beneficial Sobhana Cetasikas in Society</text:span></text:p>
      <text:p text:style-name="P11"><text:span text:style-name="T13"><text:tab/>a. </text:span>Amoha (Wisdom): Amoha, or wisdom, is crucial for understanding the true nature of reality and making informed decisions. <text:s/>It promotes rational thinking, critical analysis, and ethical conduct. <text:s/>In AI development, amoha can guide the creation of systems that are grounded in knowledge and understanding, avoiding the pitfalls of bias and delusion.</text:p>
      <text:p text:style-name="P11"><text:span text:style-name="T13"><text:tab/>b. </text:span>Adosa (Loving-kindness): Adosa, or loving-kindness, fosters compassion, empathy, and harmonious relationships. <text:s/>It promotes kindness, generosity, and a desire <text:soft-page-break/>to help others. <text:s/>In AI, adosa can inspire the development of systems that are caring, supportive, and promote social good.</text:p>
      <text:p text:style-name="P11"><text:span text:style-name="T13"><text:tab/>c. </text:span>Alobha (Non-greed): Alobha, or non-greed, encourages generosity, contentment, and a focus on the well-being of others. <text:s/>It promotes ethical behavior and a sense of fairness. <text:s/>In AI, alobha can guide the development of systems that are accessible, equitable, and benefit all members of society.</text:p>
      <text:p text:style-name="P11"/>
      <text:p text:style-name="P11"><text:span text:style-name="T13">3.</text:span><text:span text:style-name="T15"> </text:span><text:span text:style-name="T14">Citta, Cetasika, Rupa, and Nibbana Explained</text:span></text:p>
      <text:p text:style-name="P11"><text:span text:style-name="T13"><text:tab/>a. </text:span>Citta: Citta, or consciousness, is the fundamental awareness that experiences the world. <text:s/>It is the knowing faculty that perceives and interprets sensory information. <text:s/>  </text:p>
      <text:p text:style-name="P11"/>
      <text:p text:style-name="P11"><text:span text:style-name="T13"><text:tab/>b. </text:span>Cetasika: Cetasikas, or mental factors, are mental states that arise in conjunction with consciousness. <text:s/>They shape our perceptions, emotions, and actions. </text:p>
      <text:p text:style-name="P11"/>
      <text:p text:style-name="P11"><text:span text:style-name="T13"><text:tab/>c. </text:span>Rupa: Rupa encompasses all physical phenomena, including the material world and the human body. <text:s/>It is the physical form that is perceived by consciousness. <text:s/>  </text:p>
      <text:p text:style-name="P11"><text:span text:style-name="T13"><text:tab/>d. </text:span>Nibbana: Nibbana is the ultimate goal of Buddhist practice, representing the cessation of suffering and liberation from the cycle of birth and death. <text:s/>It is a state of perfect peace, freedom from all attachments, and the extinction of greed, hatred, and delusion.</text:p>
      <text:p text:style-name="P11"/>
      <text:p text:style-name="P11"><text:span text:style-name="T13">4. </text:span><text:span text:style-name="T15">Preference</text:span><text:span text:style-name="T14"> of Nibbana</text:span></text:p>
      <text:p text:style-name="P11"><text:tab/>Saupadisesa-Nibbana: Nibbana with residue, attained while still alive, where defilements are eradicated, but the physical body and mental faculties remain.</text:p>
      <text:p text:style-name="P11"><text:tab/>Anupadisesa-Nibbana: Nibbana without residue, attained at death, where all attachments, including the physical body, are extinguished.</text:p>
      <text:p text:style-name="P11"><text:soft-page-break/><text:tab/>My Preference: The choice between Saupadisesa-Nibbana and Anupadisesa-Nibbana can be a matter of personal aspiration and circumstance. For those seeking to actively benefit the world, Saupadisesa-Nibbana, which allows for continued engagement with society, might be a more fitting goal. <text:s/>This aligns with the Kalyana-mittata project's vision of an AI "Good Friend" actively contributing to positive chang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17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8:35:19.692649971</meta:creation-date>
    <dc:date>2025-02-27T12:06:43.757334369</dc:date>
    <meta:editing-duration>PT14H49M30S</meta:editing-duration>
    <meta:editing-cycles>13</meta:editing-cycles>
    <meta:generator>LibreOffice/7.4.7.2$Linux_X86_64 LibreOffice_project/40$Build-2</meta:generator>
    <meta:document-statistic meta:table-count="0" meta:image-count="0" meta:object-count="0" meta:page-count="10" meta:paragraph-count="58" meta:word-count="1828" meta:character-count="12975" meta:non-whitespace-character-count="11164"/>
  </office:meta>
</office:document-meta>
</file>